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officeooo:paragraph-rsid="024f7fd0"/>
    </style:style>
    <style:style style:name="P112" style:family="paragraph" style:parent-style-name="Standard">
      <style:paragraph-properties fo:text-align="justify" style:justify-single-word="false" style:writing-mode="lr-tb"/>
      <style:text-properties officeooo:paragraph-rsid="025116c5"/>
    </style:style>
    <style:style style:name="P113" style:family="paragraph" style:parent-style-name="Standard">
      <style:paragraph-properties fo:text-align="justify" style:justify-single-word="false" style:writing-mode="lr-tb"/>
      <style:text-properties officeooo:paragraph-rsid="02542069"/>
    </style:style>
    <style:style style:name="P114" style:family="paragraph" style:parent-style-name="Standard">
      <style:paragraph-properties fo:text-align="justify" style:justify-single-word="false" style:writing-mode="lr-tb"/>
      <style:text-properties officeooo:paragraph-rsid="0258fca9"/>
    </style:style>
    <style:style style:name="P115" style:family="paragraph" style:parent-style-name="Standard">
      <style:paragraph-properties fo:text-align="justify" style:justify-single-word="false" style:writing-mode="lr-tb"/>
      <style:text-properties officeooo:paragraph-rsid="025bfc36"/>
    </style:style>
    <style:style style:name="P116" style:family="paragraph" style:parent-style-name="Standard">
      <style:paragraph-properties fo:text-align="justify" style:justify-single-word="false" style:writing-mode="lr-tb"/>
      <style:text-properties officeooo:paragraph-rsid="025e5a1d"/>
    </style:style>
    <style:style style:name="P117"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18" style:family="paragraph" style:parent-style-name="Text_20_body">
      <style:paragraph-properties fo:text-align="center" style:justify-single-word="false"/>
      <style:text-properties officeooo:paragraph-rsid="00182ee3"/>
    </style:style>
    <style:style style:name="P119"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20" style:family="paragraph" style:parent-style-name="Preformatted_20_Text">
      <style:paragraph-properties fo:margin-top="0in" fo:margin-bottom="0.1965in" style:contextual-spacing="false"/>
    </style:style>
    <style:style style:name="P121" style:family="paragraph" style:parent-style-name="Standard">
      <style:text-properties officeooo:paragraph-rsid="02326b97"/>
    </style:style>
    <style:style style:name="P122" style:family="paragraph" style:parent-style-name="Text_20_body">
      <style:text-properties officeooo:paragraph-rsid="02326b97"/>
    </style:style>
    <style:style style:name="P123" style:family="paragraph" style:parent-style-name="Heading_20_1">
      <style:paragraph-properties fo:text-align="center" style:justify-single-word="false"/>
      <style:text-properties fo:font-size="66pt" officeooo:paragraph-rsid="0196be83" style:font-size-asian="66pt" style:font-size-complex="66pt"/>
    </style:style>
    <style:style style:name="P124" style:family="paragraph" style:parent-style-name="Heading_20_1">
      <style:paragraph-properties fo:text-align="center" style:justify-single-word="false"/>
      <style:text-properties fo:font-size="22pt" officeooo:paragraph-rsid="01f6cf4d" style:font-size-asian="22pt" style:font-size-complex="22pt"/>
    </style:style>
    <style:style style:name="P125" style:family="paragraph" style:parent-style-name="Heading_20_1">
      <style:paragraph-properties fo:text-align="center" style:justify-single-word="false"/>
      <style:text-properties fo:color="#ff0000" loext:opacity="100%" officeooo:paragraph-rsid="00182ee3"/>
    </style:style>
    <style:style style:name="P126" style:family="paragraph" style:parent-style-name="Heading_20_1">
      <style:paragraph-properties fo:text-align="center" style:justify-single-word="false"/>
      <style:text-properties officeooo:paragraph-rsid="00182ee3"/>
    </style:style>
    <style:style style:name="P127" style:family="paragraph" style:parent-style-name="Heading_20_1" style:master-page-name="Content_20_1">
      <style:paragraph-properties fo:text-align="center" style:justify-single-word="false" style:page-number="auto"/>
      <style:text-properties officeooo:paragraph-rsid="01f6cf4d"/>
    </style:style>
    <style:style style:name="P128" style:family="paragraph" style:parent-style-name="Heading_20_1" style:master-page-name="Content_20_2">
      <style:paragraph-properties fo:text-align="center" style:justify-single-word="false" style:page-number="auto"/>
    </style:style>
    <style:style style:name="P129" style:family="paragraph" style:parent-style-name="Heading_20_1" style:master-page-name="Content_20_3">
      <style:paragraph-properties fo:text-align="center" style:justify-single-word="false" style:page-number="auto"/>
    </style:style>
    <style:style style:name="P130" style:family="paragraph" style:parent-style-name="Heading_20_1" style:master-page-name="Content_20_4">
      <style:paragraph-properties fo:text-align="center" style:justify-single-word="false" style:page-number="auto"/>
      <style:text-properties officeooo:paragraph-rsid="01fc69cf"/>
    </style:style>
    <style:style style:name="P131" style:family="paragraph" style:parent-style-name="Heading_20_1" style:master-page-name="Content_20_5">
      <style:paragraph-properties fo:text-align="center" style:justify-single-word="false" style:page-number="auto"/>
    </style:style>
    <style:style style:name="P132" style:family="paragraph" style:parent-style-name="Heading_20_2">
      <style:paragraph-properties fo:text-align="center" style:justify-single-word="false"/>
    </style:style>
    <style:style style:name="P133" style:family="paragraph" style:parent-style-name="Heading_20_2">
      <style:paragraph-properties fo:text-align="center" style:justify-single-word="false"/>
      <style:text-properties officeooo:paragraph-rsid="0017088b"/>
    </style:style>
    <style:style style:name="P134" style:family="paragraph" style:parent-style-name="Heading_20_2">
      <style:paragraph-properties fo:text-align="center" style:justify-single-word="false"/>
      <style:text-properties officeooo:paragraph-rsid="01ebd0f2"/>
    </style:style>
    <style:style style:name="P135" style:family="paragraph" style:parent-style-name="Heading_20_2">
      <style:paragraph-properties fo:text-align="center" style:justify-single-word="false"/>
      <style:text-properties officeooo:paragraph-rsid="0258fca9"/>
    </style:style>
    <style:style style:name="P136" style:family="paragraph" style:parent-style-name="Heading_20_2">
      <style:paragraph-properties fo:text-align="center" style:justify-single-word="false"/>
      <style:text-properties fo:font-size="16pt" officeooo:rsid="005c5c80" style:font-size-asian="16pt" style:font-size-complex="16pt"/>
    </style:style>
    <style:style style:name="P137" style:family="paragraph" style:parent-style-name="Heading_20_3">
      <style:paragraph-properties fo:text-align="center" style:justify-single-word="false"/>
      <style:text-properties fo:color="#ff0000" loext:opacity="100%"/>
    </style:style>
    <style:style style:name="P138" style:family="paragraph" style:parent-style-name="Heading_20_3">
      <style:paragraph-properties fo:text-align="center" style:justify-single-word="false"/>
      <style:text-properties fo:color="#ff0000" loext:opacity="100%" officeooo:paragraph-rsid="021b3894"/>
    </style:style>
    <style:style style:name="P139"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40" style:family="paragraph" style:parent-style-name="Heading_20_3">
      <style:paragraph-properties fo:text-align="justify" style:justify-single-word="false"/>
    </style:style>
    <style:style style:name="P141" style:family="paragraph" style:parent-style-name="Heading_20_3">
      <style:paragraph-properties fo:text-align="justify" style:justify-single-word="false"/>
      <style:text-properties officeooo:paragraph-rsid="002bf890"/>
    </style:style>
    <style:style style:name="P142" style:family="paragraph" style:parent-style-name="Heading_20_3">
      <style:paragraph-properties fo:text-align="justify" style:justify-single-word="false"/>
      <style:text-properties officeooo:paragraph-rsid="021b3894"/>
    </style:style>
    <style:style style:name="P143" style:family="paragraph" style:parent-style-name="Heading_20_3">
      <style:paragraph-properties fo:text-align="center" style:justify-single-word="false"/>
    </style:style>
    <style:style style:name="P144" style:family="paragraph" style:parent-style-name="Heading_20_3">
      <style:paragraph-properties fo:text-align="center" style:justify-single-word="false"/>
      <style:text-properties officeooo:paragraph-rsid="005c5c80"/>
    </style:style>
    <style:style style:name="P145" style:family="paragraph" style:parent-style-name="Heading_20_4">
      <style:paragraph-properties fo:text-align="center" style:justify-single-word="false"/>
    </style:style>
    <style:style style:name="P146" style:family="paragraph" style:parent-style-name="Heading_20_4">
      <style:text-properties officeooo:paragraph-rsid="00cfb582"/>
    </style:style>
    <style:style style:name="P147"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48"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49"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50"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51"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52" style:family="paragraph" style:parent-style-name="Standard" style:master-page-name="Content">
      <style:paragraph-properties fo:text-align="justify" style:justify-single-word="false" style:page-number="auto" style:writing-mode="lr-tb"/>
      <style:text-properties officeooo:paragraph-rsid="0017088b"/>
    </style:style>
    <style:style style:name="P153" style:family="paragraph" style:parent-style-name="Standard">
      <style:paragraph-properties fo:text-align="justify" style:justify-single-word="false" style:writing-mode="lr-tb"/>
      <style:text-properties officeooo:paragraph-rsid="02629f5d"/>
    </style:style>
    <style:style style:name="P154" style:family="paragraph" style:parent-style-name="Standard">
      <style:paragraph-properties fo:text-align="justify" style:justify-single-word="false" style:writing-mode="lr-tb"/>
      <style:text-properties officeooo:paragraph-rsid="0263a774"/>
    </style:style>
    <style:style style:name="P155" style:family="paragraph" style:parent-style-name="Standard">
      <style:paragraph-properties fo:text-align="justify" style:justify-single-word="false" style:writing-mode="lr-tb"/>
      <style:text-properties officeooo:paragraph-rsid="026a1348"/>
    </style:style>
    <style:style style:name="P156" style:family="paragraph" style:parent-style-name="Standard">
      <style:paragraph-properties fo:text-align="justify" style:justify-single-word="false" style:writing-mode="lr-tb"/>
      <style:text-properties officeooo:paragraph-rsid="0223924b"/>
    </style:style>
    <style:style style:name="P157" style:family="paragraph" style:parent-style-name="Standard">
      <style:paragraph-properties fo:text-align="justify" style:justify-single-word="false" style:writing-mode="lr-tb"/>
      <style:text-properties officeooo:paragraph-rsid="0277789d"/>
    </style:style>
    <style:style style:name="P158" style:family="paragraph" style:parent-style-name="Standard" style:master-page-name="Standard">
      <style:paragraph-properties style:page-number="auto"/>
      <style:text-properties officeooo:paragraph-rsid="02326b97"/>
    </style:style>
    <style:style style:name="P159" style:family="paragraph" style:parent-style-name="Text_20_body" style:list-style-name="L1"/>
    <style:style style:name="P16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1ba1a7"/>
    </style:style>
    <style:style style:name="T20" style:family="text">
      <style:text-properties officeooo:rsid="001d5353"/>
    </style:style>
    <style:style style:name="T21" style:family="text">
      <style:text-properties officeooo:rsid="002502ec"/>
    </style:style>
    <style:style style:name="T22" style:family="text">
      <style:text-properties officeooo:rsid="0026ea81"/>
    </style:style>
    <style:style style:name="T23" style:family="text">
      <style:text-properties style:language-asian="zh" style:country-asian="CN"/>
    </style:style>
    <style:style style:name="T24" style:family="text">
      <style:text-properties officeooo:rsid="005cbdec" style:language-asian="zh" style:country-asian="CN"/>
    </style:style>
    <style:style style:name="T25" style:family="text">
      <style:text-properties fo:language="zh" fo:country="CN"/>
    </style:style>
    <style:style style:name="T26" style:family="text">
      <style:text-properties fo:language="zh" fo:country="CN" style:language-asian="zh" style:country-asian="CN"/>
    </style:style>
    <style:style style:name="T27" style:family="text">
      <style:text-properties officeooo:rsid="002b427b"/>
    </style:style>
    <style:style style:name="T28" style:family="text">
      <style:text-properties officeooo:rsid="0032e7df"/>
    </style:style>
    <style:style style:name="T29" style:family="text">
      <style:text-properties officeooo:rsid="003d2b53"/>
    </style:style>
    <style:style style:name="T30" style:family="text">
      <style:text-properties officeooo:rsid="0018a348"/>
    </style:style>
    <style:style style:name="T31" style:family="text">
      <style:text-properties officeooo:rsid="001d7f47"/>
    </style:style>
    <style:style style:name="T32" style:family="text">
      <style:text-properties officeooo:rsid="00247b96"/>
    </style:style>
    <style:style style:name="T33" style:family="text">
      <style:text-properties officeooo:rsid="002a8198"/>
    </style:style>
    <style:style style:name="T34" style:family="text">
      <style:text-properties officeooo:rsid="003da4d8"/>
    </style:style>
    <style:style style:name="T35" style:family="text">
      <style:text-properties officeooo:rsid="0041b2f3"/>
    </style:style>
    <style:style style:name="T36" style:family="text">
      <style:text-properties officeooo:rsid="00451c72"/>
    </style:style>
    <style:style style:name="T37" style:family="text">
      <style:text-properties officeooo:rsid="0045634e"/>
    </style:style>
    <style:style style:name="T38" style:family="text">
      <style:text-properties officeooo:rsid="0047343c"/>
    </style:style>
    <style:style style:name="T39" style:family="text">
      <style:text-properties officeooo:rsid="004810ed"/>
    </style:style>
    <style:style style:name="T40" style:family="text">
      <style:text-properties fo:color="#000000" loext:opacity="100%" style:text-underline-style="none"/>
    </style:style>
    <style:style style:name="T41" style:family="text">
      <style:text-properties fo:color="#000000" loext:opacity="100%" style:text-underline-style="none" officeooo:rsid="00d08efb"/>
    </style:style>
    <style:style style:name="T42" style:family="text">
      <style:text-properties fo:color="#000000" loext:opacity="100%" style:text-underline-style="none" fo:font-weight="normal" style:font-weight-asian="normal" style:font-weight-complex="normal"/>
    </style:style>
    <style:style style:name="T43" style:family="text">
      <style:text-properties fo:color="#000000" loext:opacity="100%" style:text-underline-style="none" fo:font-weight="normal" officeooo:rsid="0230fc61" style:font-weight-asian="normal" style:font-weight-complex="normal"/>
    </style:style>
    <style:style style:name="T44" style:family="text">
      <style:text-properties fo:color="#000000" loext:opacity="100%" style:text-underline-style="none" officeooo:rsid="0230fc61"/>
    </style:style>
    <style:style style:name="T45" style:family="text">
      <style:text-properties fo:color="#000000" loext:opacity="100%" style:text-underline-style="none" officeooo:rsid="022fbc05"/>
    </style:style>
    <style:style style:name="T46" style:family="text">
      <style:text-properties fo:color="#000000" loext:opacity="100%" style:text-underline-style="solid" style:text-underline-width="auto" style:text-underline-color="font-color" fo:font-weight="normal" style:font-weight-asian="normal" style:font-weight-complex="normal"/>
    </style:style>
    <style:style style:name="T47" style:family="text">
      <style:text-properties fo:color="#000000" loext:opacity="100%" fo:font-style="normal" style:text-underline-style="none" style:font-style-asian="normal" style:font-style-complex="normal"/>
    </style:style>
    <style:style style:name="T48" style:family="text">
      <style:text-properties fo:color="#000000" loext:opacity="100%" fo:font-style="normal" style:text-underline-style="none" officeooo:rsid="0230fc61" style:font-style-asian="normal" style:font-style-complex="normal"/>
    </style:style>
    <style:style style:name="T49" style:family="text">
      <style:text-properties fo:color="#000000" loext:opacity="100%" fo:font-style="normal" style:text-underline-style="none" officeooo:rsid="00d08efb" style:font-style-asian="normal" style:font-style-complex="normal"/>
    </style:style>
    <style:style style:name="T50" style:family="text">
      <style:text-properties officeooo:rsid="004c5afa"/>
    </style:style>
    <style:style style:name="T51" style:family="text">
      <style:text-properties officeooo:rsid="004fd689"/>
    </style:style>
    <style:style style:name="T52" style:family="text">
      <style:text-properties officeooo:rsid="005172a0"/>
    </style:style>
    <style:style style:name="T53" style:family="text">
      <style:text-properties officeooo:rsid="005626d2"/>
    </style:style>
    <style:style style:name="T54" style:family="text">
      <style:text-properties fo:font-size="10.5pt" fo:font-style="italic" style:font-name-asian="Liberation Serif" style:font-size-asian="10.5pt" style:font-style-asian="italic" style:font-size-complex="10.5pt" style:font-style-complex="italic"/>
    </style:style>
    <style:style style:name="T55" style:family="text">
      <style:text-properties fo:font-size="10.5pt" style:font-name-asian="Liberation Serif" style:font-size-asian="10.5pt" style:font-size-complex="10.5pt"/>
    </style:style>
    <style:style style:name="T56" style:family="text">
      <style:text-properties fo:font-size="10.5pt" style:font-name-asian="Noto Serif CJK SC" style:font-size-asian="10.5pt" style:font-size-complex="10.5pt"/>
    </style:style>
    <style:style style:name="T57" style:family="text">
      <style:text-properties style:font-name="Liberation Serif" fo:font-size="10.5pt" fo:font-style="italic" style:font-name-asian="Liberation Serif" style:font-size-asian="10.5pt" style:font-style-asian="italic" style:font-size-complex="10.5pt" style:font-style-complex="italic"/>
    </style:style>
    <style:style style:name="T58"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0"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2" style:family="text">
      <style:text-properties officeooo:rsid="005c5c80"/>
    </style:style>
    <style:style style:name="T63" style:family="text">
      <style:text-properties fo:font-weight="normal" style:font-weight-asian="normal" style:font-weight-complex="normal"/>
    </style:style>
    <style:style style:name="T64" style:family="text">
      <style:text-properties fo:font-weight="normal" officeooo:rsid="01d5356e"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5c5c80" style:font-weight-asian="bold" style:font-weight-complex="bold"/>
    </style:style>
    <style:style style:name="T67" style:family="text">
      <style:text-properties officeooo:rsid="005ecb2c"/>
    </style:style>
    <style:style style:name="T68" style:family="text">
      <style:text-properties officeooo:rsid="00633085"/>
    </style:style>
    <style:style style:name="T69" style:family="text">
      <style:text-properties officeooo:rsid="0069cd20"/>
    </style:style>
    <style:style style:name="T70" style:family="text">
      <style:text-properties officeooo:rsid="00761b78"/>
    </style:style>
    <style:style style:name="T71" style:family="text">
      <style:text-properties officeooo:rsid="007c7e41"/>
    </style:style>
    <style:style style:name="T72" style:family="text">
      <style:text-properties officeooo:rsid="007da9a8"/>
    </style:style>
    <style:style style:name="T73" style:family="text">
      <style:text-properties officeooo:rsid="0084665f"/>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8597e2"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8a2d4a"/>
    </style:style>
    <style:style style:name="T79" style:family="text">
      <style:text-properties officeooo:rsid="0094a94a"/>
    </style:style>
    <style:style style:name="T80" style:family="text">
      <style:text-properties officeooo:rsid="0094f686"/>
    </style:style>
    <style:style style:name="T81" style:family="text">
      <style:text-properties officeooo:rsid="0095e257"/>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ab5740" style:font-weight-asian="normal" style:font-weight-complex="normal"/>
    </style:style>
    <style:style style:name="T86" style:family="text">
      <style:text-properties officeooo:rsid="00ade419"/>
    </style:style>
    <style:style style:name="T87" style:family="text">
      <style:text-properties officeooo:rsid="00b16c1b"/>
    </style:style>
    <style:style style:name="T88" style:family="text">
      <style:text-properties officeooo:rsid="00c9b7b7"/>
    </style:style>
    <style:style style:name="T89" style:family="text">
      <style:text-properties officeooo:rsid="00cfb582"/>
    </style:style>
    <style:style style:name="T90" style:family="text">
      <style:text-properties officeooo:rsid="00d128ae"/>
    </style:style>
    <style:style style:name="T91" style:family="text">
      <style:text-properties officeooo:rsid="00d5a2f9"/>
    </style:style>
    <style:style style:name="T92" style:family="text">
      <style:text-properties officeooo:rsid="00db41d4"/>
    </style:style>
    <style:style style:name="T93" style:family="text">
      <style:text-properties officeooo:rsid="00e8795b"/>
    </style:style>
    <style:style style:name="T94" style:family="text">
      <style:text-properties officeooo:rsid="00ea9142"/>
    </style:style>
    <style:style style:name="T95" style:family="text">
      <style:text-properties officeooo:rsid="00ebd3e2"/>
    </style:style>
    <style:style style:name="T96" style:family="text">
      <style:text-properties officeooo:rsid="00ed01d3"/>
    </style:style>
    <style:style style:name="T97" style:family="text">
      <style:text-properties officeooo:rsid="00f1e5fd"/>
    </style:style>
    <style:style style:name="T98" style:family="text">
      <style:text-properties officeooo:rsid="0102999c"/>
    </style:style>
    <style:style style:name="T99" style:family="text">
      <style:text-properties officeooo:rsid="0105f975"/>
    </style:style>
    <style:style style:name="T100" style:family="text">
      <style:text-properties officeooo:rsid="0107d071"/>
    </style:style>
    <style:style style:name="T101" style:family="text">
      <style:text-properties officeooo:rsid="010fde23"/>
    </style:style>
    <style:style style:name="T102" style:family="text">
      <style:text-properties officeooo:rsid="0126f95a"/>
    </style:style>
    <style:style style:name="T103" style:family="text">
      <style:text-properties officeooo:rsid="0128149a"/>
    </style:style>
    <style:style style:name="T104" style:family="text">
      <style:text-properties officeooo:rsid="012afb97"/>
    </style:style>
    <style:style style:name="T105" style:family="text">
      <style:text-properties officeooo:rsid="012bca88"/>
    </style:style>
    <style:style style:name="T106" style:family="text">
      <style:text-properties officeooo:rsid="012d0ce5"/>
    </style:style>
    <style:style style:name="T107" style:family="text">
      <style:text-properties officeooo:rsid="01304662"/>
    </style:style>
    <style:style style:name="T108" style:family="text">
      <style:text-properties officeooo:rsid="0130bb3b"/>
    </style:style>
    <style:style style:name="T109" style:family="text">
      <style:text-properties officeooo:rsid="0131b956"/>
    </style:style>
    <style:style style:name="T110" style:family="text">
      <style:text-properties officeooo:rsid="0137ecfc"/>
    </style:style>
    <style:style style:name="T111" style:family="text">
      <style:text-properties officeooo:rsid="013a5a92"/>
    </style:style>
    <style:style style:name="T112" style:family="text">
      <style:text-properties officeooo:rsid="01410279"/>
    </style:style>
    <style:style style:name="T113" style:family="text">
      <style:text-properties officeooo:rsid="0141c49a"/>
    </style:style>
    <style:style style:name="T114" style:family="text">
      <style:text-properties officeooo:rsid="01453cf8"/>
    </style:style>
    <style:style style:name="T115" style:family="text">
      <style:text-properties officeooo:rsid="0147f266"/>
    </style:style>
    <style:style style:name="T116" style:family="text">
      <style:text-properties officeooo:rsid="014a11ac"/>
    </style:style>
    <style:style style:name="T117" style:family="text">
      <style:text-properties officeooo:rsid="014b1f6d"/>
    </style:style>
    <style:style style:name="T118" style:family="text">
      <style:text-properties officeooo:rsid="014b3c10"/>
    </style:style>
    <style:style style:name="T119" style:family="text">
      <style:text-properties officeooo:rsid="014db3c4"/>
    </style:style>
    <style:style style:name="T120" style:family="text">
      <style:text-properties officeooo:rsid="0156186b"/>
    </style:style>
    <style:style style:name="T121" style:family="text">
      <style:text-properties officeooo:rsid="01561f6e"/>
    </style:style>
    <style:style style:name="T122" style:family="text">
      <style:text-properties officeooo:rsid="0159c3c3"/>
    </style:style>
    <style:style style:name="T123" style:family="text">
      <style:text-properties officeooo:rsid="01708dfc"/>
    </style:style>
    <style:style style:name="T124" style:family="text">
      <style:text-properties officeooo:rsid="01730b9b"/>
    </style:style>
    <style:style style:name="T125" style:family="text">
      <style:text-properties officeooo:rsid="0178a38d"/>
    </style:style>
    <style:style style:name="T126" style:family="text">
      <style:text-properties officeooo:rsid="018649e4"/>
    </style:style>
    <style:style style:name="T127" style:family="text">
      <style:text-properties officeooo:rsid="01886b57"/>
    </style:style>
    <style:style style:name="T128" style:family="text">
      <style:text-properties officeooo:rsid="018c35e9"/>
    </style:style>
    <style:style style:name="T129" style:family="text">
      <style:text-properties officeooo:rsid="018e3ab7"/>
    </style:style>
    <style:style style:name="T130" style:family="text">
      <style:text-properties officeooo:rsid="018fc98e"/>
    </style:style>
    <style:style style:name="T131" style:family="text">
      <style:text-properties officeooo:rsid="01916148"/>
    </style:style>
    <style:style style:name="T132" style:family="text">
      <style:text-properties officeooo:rsid="01916819"/>
    </style:style>
    <style:style style:name="T133" style:family="text">
      <style:text-properties officeooo:rsid="0194e643"/>
    </style:style>
    <style:style style:name="T134" style:family="text">
      <style:text-properties officeooo:rsid="01a3cd81"/>
    </style:style>
    <style:style style:name="T135" style:family="text">
      <style:text-properties officeooo:rsid="01e8c562"/>
    </style:style>
    <style:style style:name="T136" style:family="text">
      <style:text-properties officeooo:rsid="01ee3332"/>
    </style:style>
    <style:style style:name="T137" style:family="text">
      <style:text-properties officeooo:rsid="01f11bec"/>
    </style:style>
    <style:style style:name="T138" style:family="text">
      <style:text-properties officeooo:rsid="01f51a7c"/>
    </style:style>
    <style:style style:name="T139" style:family="text">
      <style:text-properties officeooo:rsid="01fd975b"/>
    </style:style>
    <style:style style:name="T140" style:family="text">
      <style:text-properties officeooo:rsid="01ff7ec7"/>
    </style:style>
    <style:style style:name="T141" style:family="text">
      <style:text-properties officeooo:rsid="02019fc2"/>
    </style:style>
    <style:style style:name="T142" style:family="text">
      <style:text-properties officeooo:rsid="0214386f"/>
    </style:style>
    <style:style style:name="T143" style:family="text">
      <style:text-properties officeooo:rsid="021550c5"/>
    </style:style>
    <style:style style:name="T144" style:family="text">
      <style:text-properties fo:font-size="15pt" fo:font-weight="bold" style:font-size-asian="15pt" style:font-weight-asian="bold" style:font-size-complex="15pt" style:font-weight-complex="bold"/>
    </style:style>
    <style:style style:name="T145" style:family="text">
      <style:text-properties officeooo:rsid="025786f6"/>
    </style:style>
    <style:style style:name="T146" style:family="text">
      <style:text-properties officeooo:rsid="0258fc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秘鲁共产党文集</text:h>
      <text:h text:style-name="P124"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18"/>
      <text:p text:style-name="P119">全世界无产者编辑</text:p>
      <text:p text:style-name="P121"><text:soft-page-break/></text:p>
      <text:p text:style-name="Standard"/>
      <text:p text:style-name="Standard"/>
      <text:p text:style-name="Standard"/>
      <text:h text:style-name="P125" text:outline-level="1">全世界被压迫民族、被压迫人民联合起来！</text:h>
      <text:h text:style-name="P125" text:outline-level="1">全世界无产者联合起来！</text:h>
      <text:h text:style-name="P125"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21"/>
      <text:h text:style-name="P126" text:outline-level="1"><text:soft-page-break/>目录</text:h>
      <text:p text:style-name="P8">——————————</text:p>
      <text:p text:style-name="P11">　　<text:a xlink:type="simple" xlink:href="#6.1968年 - 了解马里亚特吉|outline" text:style-name="Internet_20_link" text:visited-style-name="Visited_20_Internet_20_Link"><text:span text:style-name="T42">1968</text:span><text:span text:style-name="T43">年</text:span><text:span text:style-name="T42"> - 了解马里亚特吉</text:span></text:a></text:p>
      <text:p text:style-name="P11">　　<text:a xlink:type="simple" xlink:href="#6.1970年 - 拉丁美洲：人民战争的伟大胜利和辉煌前景|outline" text:style-name="Internet_20_link" text:visited-style-name="Visited_20_Internet_20_Link"><text:span text:style-name="T47">1970</text:span><text:span text:style-name="T48">年</text:span><text:span text:style-name="T47">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0">1973</text:span><text:span text:style-name="T44">年</text:span><text:span text:style-name="T40"> - 马克思主义、马里亚特吉和妇女运动</text:span></text:a></text:p>
      <text:p text:style-name="P11">　　<text:a xlink:type="simple" xlink:href="#6.1974年 - 关于民族问题|outline" text:style-name="Internet_20_link" text:visited-style-name="Visited_20_Internet_20_Link"><text:span text:style-name="T40">1974</text:span><text:span text:style-name="T44">年</text:span><text:span text:style-name="T40"> - 关于民族问题</text:span></text:a></text:p>
      <text:p text:style-name="P11">　　<text:a xlink:type="simple" xlink:href="#6.1974年 - 关于民族问题|outline" text:style-name="Internet_20_link" text:visited-style-name="Visited_20_Internet_20_Link"><text:span text:style-name="T40">1975</text:span><text:span text:style-name="T44">年</text:span><text:span text:style-name="T40">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PCP 和 PCE 之间的协议</text:p>
      <text:p text:style-name="P11">　　1987年——为党为革命献出生命</text:p>
      <text:p text:style-name="P11">　　1987年 - 荣耀归于英雄主义日！</text:p>
      <text:h text:style-name="P132"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27" text:outline-level="1" text:is-list-header="true"><text:a xlink:type="simple" xlink:href="#2.目录|outline" text:style-name="Internet_20_link" text:visited-style-name="Visited_20_Internet_20_Link"><text:span text:style-name="T40">1968</text:span><text:span text:style-name="T41">年 </text:span><text:span text:style-name="T40">- 了解马里亚特吉</text:span></text:a></text:h>
      <text:p text:style-name="P8"/>
      <text:p text:style-name="P12">　　<text:span text:style-name="T14">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33"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定罪<text:span text:style-name="T146">并供认不讳</text:span>的马克思主义者，他的思想也没有得到马列主义的支持。</text:p>
      <text:p text:style-name="P8"/>
      <text:p text:style-name="P114">　　马里亚特吉自己说过。他是一个被定罪<text:span text:style-name="T14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114">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被定罪</text:span><text:span text:style-name="T146">并供认</text:span>为马列主义者。第三，马里亚特吉有一种工作方法，一种分析方法，一种无可替代<text:span text:style-name="T13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0">《</text:span>关于秘鲁现实的七篇解释性文章<text:span text:style-name="T140">》</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19">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0">：秘鲁资产阶级历史学家</text:span>）的反动立场抹黑这本小书，但他们的努力都失败了。</text:p>
      <text:p text:style-name="P8"/>
      <text:h text:style-name="P133"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1">他</text:span>在马里亚特吉死后篡夺了党的领导权]，污染了我们周围的空气——他<text:span text:style-name="T22">像这样</text:span>声称事情：“人们对马里亚特吉有什么看法，<text:span text:style-name="T23">如果他只是一个轻浮的记者，为什么人们对</text:span><text:span text:style-name="T26">马里亚特吉</text:span><text:span text:style-name="T23">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7">的</text:span>高度。</text:p>
      <text:p text:style-name="P8"/>
      <text:h text:style-name="P133"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8">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0">。</text:span>这点马里亚特吉理解得很透彻，按照马克思主义者的分析，马里亚特吉是CGTP的创始人。</text:p>
      <text:p text:style-name="P8"/>
      <text:h text:style-name="P133"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3">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33"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2">30卷，第</text:span><text:span text:style-name="T14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33"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29">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33"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1">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33"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2">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33"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0">。</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33"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33"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28" text:outline-level="1" text:is-list-header="true"><text:a xlink:type="simple" xlink:href="#2.目录|outline" text:style-name="Internet_20_link" text:visited-style-name="Visited_20_Internet_20_Link"><text:span text:style-name="T40">1970年 - 拉丁美洲：人民战争的伟大胜利和辉煌前景</text:span></text:a></text:h>
      <text:p text:style-name="P117">　　<text:span text:style-name="T14">Bandera Roja 第42号，1970年5月</text:span></text:p>
      <text:p text:style-name="P8"/>
      <text:h text:style-name="P137" text:outline-level="3">☆毛主席语录☆</text:h>
      <text:h text:style-name="P140"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8"/>
      <text:h text:style-name="P141"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8"/>
      <text:p text:style-name="P15">　　世界政局进入新纪元：毛泽东思想（今<text:span text:style-name="T33">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32"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32"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3">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9">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4">在</text:span>警察<text:span text:style-name="T34">的</text:span>“感谢”<text:span text:style-name="T34">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0">。</text:span></text:p>
      <text:p text:style-name="P8"/>
      <text:p text:style-name="P19">　　小资产阶级第三位置主义<text:span text:style-name="T36">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5">“</text:span>focos<text:span text:style-name="T35">”</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0">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6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1">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7">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2">[</text:span>今天的毛主义<text:span text:style-name="T52">]</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3">的</text:span>战争、人民<text:span text:style-name="T53">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8">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40" text:outline-level="3">　　<text:span text:style-name="T1">人民战争胜利万岁！</text:span></text:h>
      <text:p text:style-name="P8"/>
      <text:h text:style-name="P140" text:outline-level="3">　　<text:span text:style-name="T1">马列主义、毛泽东思想万岁！</text:span></text:h>
      <text:p text:style-name="P8"/>
      <text:h text:style-name="P140" text:outline-level="3">　　<text:span text:style-name="T1">打倒小资产阶级军国主义！</text:span></text:h>
      <text:h text:style-name="P129" text:outline-level="1" text:is-list-header="true"><text:a xlink:type="simple" xlink:href="#6.目录|outline" text:style-name="Internet_20_link" text:visited-style-name="Visited_20_Internet_20_Link"><text:span text:style-name="T40">1973年 - 马克思主义、马里亚特吉和妇女运动</text:span></text:a></text:h>
      <text:p text:style-name="P53"><text:span text:style-name="T55">　　</text:span><text:span text:style-name="T54">秘鲁共产党</text:span><text:span text:style-name="T57"> – 中央委员会 - 原作者</text:span><text:span text:style-name="T58">为Catalina Adrianzen。她于20世纪70年代在秘鲁安第斯中部城市华曼加创立并领导了人民妇女运动。在整个20世纪70年代，Adrianzen 领导了该党在妇女中的工作。</text:span><text:span text:style-name="T59">在秘鲁共产党发动了秘鲁</text:span><text:span text:style-name="T60">的持久人民战争</text:span><text:span text:style-name="T59">之后，Adrianzen 在库斯科地区指挥了武装部队。</text:span><text:span text:style-name="T61">1982</text:span><text:span text:style-name="T59">年，她因涉嫌对一家农业合作社发动纵火袭击而被捕。她在监狱中遭受酷刑，这给她留下了情感创伤，导致她在精神病院被关押了数年。后来她离开秘鲁，流亡瑞典定居，并在那里读大学。</text:span><text:span text:style-name="T57"> - 1975年4月</text:span></text:p>
      <text:p text:style-name="P8"/>
      <text:h text:style-name="P136" text:outline-level="2">目录</text:h>
      <text:h text:style-name="P143" text:outline-level="3">一、妇女问题与马克思主义</text:h>
      <text:h text:style-name="P145" text:outline-level="4">1.女性“自然缺陷”论</text:h>
      <text:h text:style-name="P145" text:outline-level="4">2.资本主义的发展与妇女运动</text:h>
      <text:h text:style-name="P145" text:outline-level="4">3.马克思主义与妇女解放</text:h>
      <text:h text:style-name="P144" text:outline-level="3">二<text:span text:style-name="T62">、</text:span>马里亚特吉和妇女问题</text:h>
      <text:h text:style-name="P145" text:outline-level="4">1. 妇女状况</text:h>
      <text:h text:style-name="P145" text:outline-level="4">2.妇女斗争的历史背景</text:h>
      <text:h text:style-name="P145" text:outline-level="4">3.妇女运动</text:h>
      <text:h text:style-name="P145" text:outline-level="4">4.妇女解放</text:h>
      <text:h text:style-name="P143" text:outline-level="3">三<text:span text:style-name="T62">、</text:span>在马里亚特吉之后发展妇女运动</text:h>
      <text:h text:style-name="P145" text:outline-level="4">1.当前的马里亚特吉相关</text:h>
      <text:h text:style-name="P145" text:outline-level="4">2. 重上马里亚特吉之路</text:h>
      <text:h text:style-name="P132"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6">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5">“女人和男人一样，都是反动派、中间派或革命派，因此她们不可能在同一场战斗中并肩作战。在当今的人类全景中，阶级比性别更能区分个体。</text:span><text:span text:style-name="T66">”</text:span>这样，从一开始，科学地理解妇女问题的需要无疑就要求我们从工人阶级的马克思主义者概念出发<text:span text:style-name="T62">。</text:span></text:p>
      <text:p text:style-name="P8"><text:soft-page-break/></text:p>
      <text:h text:style-name="P143" text:outline-level="3"><text:span text:style-name="T70">1</text:span>、女性“自然缺陷”论</text:h>
      <text:p text:style-name="P23"><text:span text:style-name="T56">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6">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3">希波的奥古斯丁</text:span><text:span text:style-name="T24">说</text:span>“女人是一头既不坚定又不稳固的野兽”。在这些人受到谴责的同时，其他人则以女性自卑和服从为由审判；因此，使徒<text:span text:style-name="T63">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2">之</text:span>下，她自己没有权威。”</text:p>
      <text:p text:style-name="P8"/>
      <text:p text:style-name="P25"><text:span text:style-name="T56">　　</text:span>随着资本主义的发展，对女性状况的理解并没有太大进展，因为孔多塞指出了它的社会根源，他说：“有人说，女性……缺乏正义感，她们服从自己的感受而不是<text:span text:style-name="T8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7">第</text:span>23章所认可的古老论点：“上帝和大自然赋予了女性各种家务，这些家务完善和补充了委托给男性的难事。”</text:p>
      <text:p text:style-name="P8"/>
      <text:p text:style-name="P26"><text:span text:style-name="T56">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6">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43" text:outline-level="3"><text:span text:style-name="T70">2</text:span>、资本主义的发展与妇女运动</text:h>
      <text:p text:style-name="P26"><text:span text:style-name="T56">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6">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6">《</text:span><text:span text:style-name="T75">女权</text:span><text:span text:style-name="Emphasis"><text:span text:style-name="T75">宣言</text:span></text:span><text:span text:style-name="Emphasis"><text:span text:style-name="T76">》</text:span></text:span>，并创办了像“Thé Impatient”这样的报纸来要求改善她们的状况。在革命进程的发展过程中，妇女赢得了对长子权的压制和对男性特权的废除，并获得了与男性平等的继承权和离婚权。<text:span text:style-name="T78">她</text:span>们的战士参与带来了一些成果。</text:p>
      <text:p text:style-name="P8"/>
      <text:p text:style-name="P28"><text:span text:style-name="T56">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6">　　</text:span>这场资产阶级革命也表明，关于妇女的观念如何遵循与政治过程相似的过程；一旦革命高潮被打击和停止，关于妇女的反动思想就会重新出现<text:span text:style-name="T68">。</text:span><text:span text:style-name="T23">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4">子女、</text:span><text:span text:style-name="Emphasis"><text:span text:style-name="T74">厨房</text:span></text:span><text:span text:style-name="T74">、</text:span><text:span text:style-name="Emphasis"><text:span text:style-name="T74">教堂</text:span></text:span>”为导向，这是希特勒在本世纪赞同的口号。</text:p>
      <text:p text:style-name="P8"/>
      <text:p text:style-name="P30"><text:span text:style-name="T56">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6">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6">　　</text:span>在整个19世纪，随着她们越来越多地融入生产过程，妇女继续为自己要求加入工人工会和无产阶级革命运动而进行斗争。这种参与的一个例子是<text:span text:style-name="T23">路易丝</text:span><text:span text:style-name="T26">·</text:span><text:span text:style-name="T23">米歇尔</text:span>，她是1871年巴黎公社的一名战士。但妇女运动总体上将自己定位于选举权，争取妇女投票权的斗争，以追求一种错误的想法，即在获得投票和议会立场<text:span text:style-name="T71">后</text:span>，<text:span text:style-name="T7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6">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78">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43" text:outline-level="3"><text:span text:style-name="T72">3</text:span>、马克思主义与妇女解放</text:h>
      <text:p text:style-name="P34">　　马克思主义，工人阶级的意识形态，将人类视为一个社会关系<text:span text:style-name="T72">的集合</text:span>，随着社会进程的变化而变化。因此，马克思主义是绝对反对“人性”是社会条件框架之外永恒不变的现实的论点；这<text:span text:style-name="T8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79">弗</text:span>·恩格斯的《家庭、私有制和国家的起源》，他指出父权取代母权是妇女屈服的开始，他写道：</text:p>
      <text:p text:style-name="P8"/>
      <text:p text:style-name="P36">　　<text:span text:style-name="T8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5">她</text:span><text:span text:style-name="T8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6">女性的具有世界历史意义的失败。</text:span><text:span text:style-name="T84">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3">。</text:span></text:p>
      <text:p text:style-name="P8"/>
      <text:p text:style-name="P38"><text:soft-page-break/>　　发展这个唯物主义辩证法的出发点，恩格斯教导了如何在此基础上建立一夫一妻制的家庭，关于这一点，他说：<text:span text:style-name="T63">“一夫一妻制是不以自然条件为基础，</text:span><text:span text:style-name="T83">而以经济条件为基础，即以私有制对原始的自然长成的公有制的胜利为基础的第一个家庭形式。</text:span><text:span text:style-name="T63">”</text:span>并且：<text:span text:style-name="T63">“可见，</text:span><text:span text:style-name="T83">个体婚制</text:span><text:span text:style-name="T63">在历史上决不是作为男女之间的和好而出现的，更不是作为这种和好的最高形式而出现的。恰好相反。</text:span><text:span text:style-name="T83">它是作为女性被男性所奴役</text:span><text:span text:style-name="T63">，作为整个史前时代所未有的两性冲突的宣告而出现的。”</text:span><text:span text:style-name="T65">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3">“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3">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3">伯里克利</text:span>）；以及调查公共事务的丈夫的回答“这不是你的事。闭嘴以免我打你......继续编织。”（阿里斯托芬，<text:span text:style-name="T23">利西翠妲</text:span>）这些话包含什么现实？希腊的妇女永远是少数；在<text:span text:style-name="T86">她</text:span>们的监护人的权力下，无论是父亲、丈夫、丈夫的继承人还是国家，<text:span text:style-name="T86">她</text:span>们的生活都在持续的监护下度过。她们得到了嫁妆，这样她们就有饭吃，不会挨饿，在某些情况下，她们还可以离婚；对于其他人来说，在专门当局的控制下，<text:span text:style-name="T87">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3">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3">马可</text:span><text:span text:style-name="T26">·</text:span><text:span text:style-name="T23">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3">加图</text:span>所说：“到处都是男人统治着女人，而我们统治着所有的男人，也被我们的女人统治着。”罗马历史上有杰出的尊贵女性，从萨宾<text:span text:style-name="T88">、</text:span>到卢克丽霞和弗吉尼亚，再到科尔内利亚。对女性的批评，不是作为女性，而是作为同时代人，在我们这个时代的第一和第二世纪末发展起来；<text:span text:style-name="T23">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0">地</text:span>贬低妇女的态度，他们认为妇女低人一等，是男人的仆人和罪恶的根源。对于已经说过的话，让我们加上天主教会<text:span text:style-name="T63">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3">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1">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3">西蒙</text:span><text:span text:style-name="T26">·</text:span><text:span text:style-name="T23">德</text:span><text:span text:style-name="T26">·</text:span><text:span text:style-name="T23">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2">在过去被</text:span>统治并<text:span text:style-name="T92">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5">没有肌肉力</text:span>或身体发育不成熟而四肢比较灵活的工人的手段。因此，<text:span text:style-name="T65">资本主义</text:span>使用机器的第一个口号是<text:span text:style-name="T65">妇女劳动和儿童劳动！</text:span>这样一来，这种代替劳动和工人的有力手段，就立即变成了这样一种手段，它使工人家庭全体成员不分男女老少都受资本的直接统治，从而使<text:span text:style-name="T65">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3">441</text:span>页。《马克思恩格斯全集》第一版，<text:span text:style-name="T63">1956-1983</text:span>年。粗体字为原文斜体字。在西班牙文版转为网页版过程中，粗体字已丢失。西班牙语原文引自<text:span text:style-name="T95">《资本论》</text:span>第一卷，第 394-395 页。经济文化基金，1966。）</text:p>
      <text:p text:style-name="P8"/>
      <text:p text:style-name="P51">　　继续他精湛的分析，马克思自己向我们描述了资本主义是如何利用女性的美德和义务来谋取利益的：<text:span text:style-name="T9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3">441-</text:span><text:span text:style-name="T96">442</text:span>页。《马克思恩格斯全集》第一版，<text:span text:style-name="T63">1956-1983</text:span>年。此注释文本参考资料为<text:span text:style-name="T95">：《十小时工厂法案。艾释黎勋爵</text:span><text:span text:style-name="T96">3</text:span><text:span text:style-name="T95">月</text:span><text:span text:style-name="T96">15</text:span><text:span text:style-name="T95">日的演说》</text:span><text:span text:style-name="T96">1844</text:span><text:span text:style-name="T95">年伦敦版</text:span><text:span text:style-name="T96">，</text:span><text:span text:style-name="T95">第</text:span><text:span text:style-name="T96">20</text:span><text:span text:style-name="T95">页</text:span><text:span text:style-name="T96">。</text:span><text:span text:style-name="T95">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7">，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3">路易丝</text:span><text:span text:style-name="T26">·</text:span><text:span text:style-name="T23">米歇尔</text:span>、<text:span text:style-name="T23">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8">32卷，第571页</text:span>，18<text:span text:style-name="T98">6</text:span>8年。）对于列宁来说，妇女的参与对革命更为紧迫和重要：“从一切解放运动的经验中可以看到，革命的成败取决于妇女参加解放运动的程度。” （《在全俄女工第一次代表大会上的讲话》，《列宁全集》第<text:span text:style-name="T99">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1">1949-1976年的</text:span>）中国宣称的那样，遵循毛泽东的论点：“<text:span text:style-name="Emphasis"><text:span text:style-name="T74">真正的男女平等</text:span></text:span><text:span text:style-name="T74">，</text:span><text:span text:style-name="Emphasis"><text:span text:style-name="T74">只有在整个社会的社会主义改造过程中才能实现</text:span></text:span><text:span text:style-name="T74">。</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3">“</text:span><text:span text:style-name="Emphasis"><text:span text:style-name="T77">真正的男女平等，只有在整个社会的社会主义改造过程中才能实现</text:span></text:span><text:span text:style-name="T77">。</text:span><text:span text:style-name="T63">”</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2">（《</text:span>论苏维埃共和国女工运动的任务<text:span text:style-name="T102">》，《列宁全集》第37卷</text:span><text:span text:style-name="T104">，第189页</text:span><text:span text:style-name="T102">，</text:span>1919年9月23日<text:span text:style-name="T103">。</text:span><text:span text:style-name="T102">）</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5">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6">（《伟大的创举》，《列宁全集》第37卷，第21页，</text:span>1919年6月28日<text:span text:style-name="T106">。）</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7">上，第21页</text:span><text:span text:style-name="T109">，</text:span><text:span text:style-name="T108">原文中</text:span><text:span text:style-name="T109">有</text:span><text:span text:style-name="T108">斜体下划线</text:span><text:span text:style-name="T109">。</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0">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2">《</text:span>论苏维埃共和国女工运动的任务<text:span text:style-name="T102">》</text:span>，第<text:span text:style-name="T111">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32"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2">（西班牙语《马里亚特吉全集》第14卷。）</text:span>和《女权主义要求》<text:span text:style-name="T112">（</text:span><text:a xlink:type="simple" xlink:href="https://thetricontinental.org/wp-content/uploads/2020/06/Mariategui-LW-en.pdf" text:style-name="Internet_20_link" text:visited-style-name="Visited_20_Internet_20_Link"><text:span text:style-name="T112">《马里亚特吉选集》</text:span><text:span text:style-name="T113">，第74-80页。</text:span></text:a><text:span text:style-name="T112">）</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4">；</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1">前</text:span>，首都还没有这样的学校。值得一提的是，上世纪末，一些女教育家对女性教育感到担忧，提出革新：要求克服“教育<text:span text:style-name="T115">她</text:span>们只是为了结婚，这让人认为这是<text:span text:style-name="T11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6">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5">捍卫秘鲁妇女权利</text:span>的行动”；在这场伟大的斗争中，妇女在25日的会议上面对警察，在克服警察的血腥镇压后，她们宣布了以下结论：</text:p>
      <text:p text:style-name="P8"/>
      <text:p text:style-name="P68">　　“<text:span text:style-name="T83">利马</text:span><text:span text:style-name="T82">、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7">《秘鲁社会史马克思主义解释笔记》</text:span>第一卷，1947年<text:span text:style-name="T117">，利马</text:span>。丢失<text:span text:style-name="T118">的</text:span>下划线<text:span text:style-name="T118">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19">“</text:span>女性的劳动。<text:span text:style-name="T83">真</text:span><text:span text:style-name="T8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19">”</text:span>（<text:a xlink:type="simple" xlink:href="https://thetricontinental.org/wp-content/uploads/2020/06/Mariategui-LW-en.pdf" text:style-name="Internet_20_link" text:visited-style-name="Visited_20_Internet_20_Link">《女权主义要求》</text:a>；丢失<text:span text:style-name="T118">的</text:span>下划线<text:span text:style-name="T118">是重点</text:span>。）</text:p>
      <text:p text:style-name="P8"/>
      <text:p text:style-name="P69">　　正是在这个基础上，马里亚特吉阐述了秘鲁无产阶级在妇女问题上的立场，为任何想从马克思主义观点发展<text:span text:style-name="T122">它</text:span>的人确立了在这一问题上的总路线。让我们从这个立场来看看基本问题：</text:p>
      <text:p text:style-name="P8"/>
      <text:h text:style-name="P143" text:outline-level="3"><text:span text:style-name="T89">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5">拉丁女性生活得更谨慎，激情更少。她没有那种追求真理的冲动。尤其是西班牙妇女非常谨慎和务实。</text:span><text:span text:style-name="T63">”</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2">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3">”</text:span>（反帝国主义观点。）</text:p>
      <text:p text:style-name="P8"/>
      <text:p text:style-name="P42">　　因此，将我们社会中的女性状况典型化为对女性的农奴制，作为其根源的半封建和半殖民地背景得以确立，抛弃了所谓的“女性自然缺陷<text:span text:style-name="T124">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6">《</text:span>秘鲁工人总联合会 [CGTP] 致该国工人阶级的宣言<text:span text:style-name="T126">》</text:span>妇女问题一节；在马里亚特吉的领导下编辑的文件<text:span text:style-name="T126">，西班牙语《意识形态和政治》，第</text:span><text:span text:style-name="T127">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43" text:outline-level="3"><text:span text:style-name="T89">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8">，</text:span><text:span text:style-name="T129">第</text:span><text:span text:style-name="T12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0">。</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43"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5">全集</text:span>》第 16 卷，第<text:span text:style-name="T134">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114">　　作为一个“被定罪<text:span text:style-name="T146">并供认</text:span>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43" text:outline-level="3"><text:span text:style-name="T89">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32" text:outline-level="2">三、在马里亚特吉之后发展妇女运动</text:h>
      <text:h text:style-name="P143"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3">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3">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3">M</text:span><text:span text:style-name="T64">UJER</text:span>》杂志第1期和第2期；虽然没有日期，但它们是在1960年代印刷的）。显然，<text:span text:style-name="T63">M</text:span><text:span text:style-name="T64">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5">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43"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3">问题在于确立两条相反的路线</text:span>，并在每条<text:span text:style-name="T23">路线</text:span>内确定<text:span text:style-name="T23">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46" text:outline-level="4">　　1.坚持马里亚特吉思想；</text:h>
      <text:h text:style-name="P146"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30" text:outline-level="1" text:is-list-header="true"><text:a xlink:type="simple" xlink:href="#6.目录|outline" text:style-name="Internet_20_link" text:visited-style-name="Visited_20_Internet_20_Link"><text:span text:style-name="T47">1974</text:span><text:span text:style-name="T49">年 </text:span><text:span text:style-name="T47">- 关于民族问题</text:span></text:a></text:h>
      <text:p text:style-name="P96">　　<text:span text:style-name="T14">贡萨罗主席在秘鲁阿亚库乔</text:span><text:span text:style-name="T16">瓦曼加省</text:span><text:span text:style-name="T14">教师工会组织的会议上的讲话，1974年</text:span><text:span text:style-name="T15">。</text:span></text:p>
      <text:p text:style-name="P8"/>
      <text:h text:style-name="P132" text:outline-level="2">目录</text:h>
      <text:h text:style-name="P143" text:outline-level="3">当代秘鲁社会</text:h>
      <text:h text:style-name="P145" text:outline-level="4">我们社会的性质</text:h>
      <text:h text:style-name="P145" text:outline-level="4">秘鲁社会革命进程的特点</text:h>
      <text:h text:style-name="P143" text:outline-level="3">官僚资本主义</text:h>
      <text:h text:style-name="P145" text:outline-level="4">我们所说的官僚资本主义是什么意思？</text:h>
      <text:h text:style-name="P145" text:outline-level="4">官僚资本主义内部的三条路线</text:h>
      <text:h text:style-name="P143" text:outline-level="3">国家的当代情况</text:h>
      <text:h text:style-name="P145" text:outline-level="4">当前政权发展的条件</text:h>
      <text:h text:style-name="P145" text:outline-level="4">该政权的计划和特点</text:h>
      <text:h text:style-name="P134"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43" text:outline-level="3">我们社会的性质</text:h>
      <text:p text:style-name="P8"/>
      <text:p text:style-name="P95">　　秘鲁是半封建半殖民地社会。我们的国家在上个世纪独立了。150多年前，我们是西班牙的殖民地。我们生活在这个大<text:span text:style-name="T13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43"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3">何塞</text:span><text:span text:style-name="T26">·</text:span><text:span text:style-name="T23">卡洛斯</text:span><text:span text:style-name="T26">·</text:span><text:span text:style-name="T23">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32"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43"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43"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32" text:outline-level="2">国家的当代情况</text:h>
      <text:h text:style-name="P143"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43"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38" text:outline-level="3">☆马里亚特吉语录☆</text:h>
      <text:h text:style-name="P142" text:outline-level="3">　　<text:span text:style-name="T13">“所有辩论都对发表意见的人开放，而不是对保持沉默的人开放。”</text:span></text:h>
      <text:h text:style-name="P139" text:outline-level="3">　　“当真正着手澄清理论和行动，并且只引入明确的想法和动机时，论战是有用的。”</text:h>
      <text:p text:style-name="P8">——————————</text:p>
      <text:p text:style-name="P8"/>
      <text:p text:style-name="P8">——————————</text:p>
      <text:p text:style-name="Text_20_body"/>
      <text:h text:style-name="P131" text:outline-level="1"><text:a xlink:type="simple" xlink:href="#7.1975年 - 让我们重回马里亚特吉并重组他的政党|outline" text:style-name="Internet_20_link" text:visited-style-name="Visited_20_Internet_20_Link"><text:span text:style-name="T40">1975</text:span><text:span text:style-name="T45">年</text:span><text:span text:style-name="T40"> - 让我们重回马里亚特吉并重组他的政党</text:span></text:a></text:h>
      <text:p text:style-name="P103">　　<text:span text:style-name="T14">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32"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35" text:outline-level="2">二、马里亚特吉是一个“被定罪<text:span text:style-name="T146">并供认</text:span><text:span text:style-name="T145">的</text:span>”马列主义者</text:h>
      <text:p text:style-name="P8"/>
      <text:p text:style-name="P114">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46">并供认为</text:span>”。</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11">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12"><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1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32"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15">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16">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57">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8"/>
      <text:p text:style-name="P103">　　因此，反封建斗争是农村阶级斗争的动力，是我国民族民主革命本身的基础。</text:p>
      <text:p text:style-name="P8"/>
      <text:p text:style-name="P153">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54">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55">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55">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8"/>
      <text:p text:style-name="P103">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8"/>
      <text:p text:style-name="P103">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8"/>
      <text:p text:style-name="P103">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03">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0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8"/>
      <text:p text:style-name="P103">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走马里亚特吉的道路，并在当今群众的阶级斗争中发展它，为工人阶级、人民和革命服务。</text:p>
      <text:p text:style-name="P8"/>
      <text:h text:style-name="P132" text:outline-level="2">四、重回马里亚特吉并重建他的政党为工人阶级、党和革命服务</text:h>
      <text:p text:style-name="P8"/>
      <text:p text:style-name="P103">　　a)马里亚特吉的道路是在斗争中产生和发展的。</text:p>
      <text:p text:style-name="P8"/>
      <text:p text:style-name="P103">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8"/>
      <text:p text:style-name="P103">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text:soft-page-break/>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03">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8"/>
      <text:p text:style-name="P103">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03">　　2) 寻找马里亚特吉之路；</text:p>
      <text:p text:style-name="P8"/>
      <text:p text:style-name="P103">　　3) 重回马里亚特吉的道路和重建党。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8"/>
      <text:p text:style-name="P103">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p text:style-name="P152">1976- 论党的建设</text:p>
      <text:p text:style-name="P8">内容</text:p>
      <text:p text:style-name="P8">1关于党的建设</text:p>
      <text:p text:style-name="P8">2马克思主义与党的建设</text:p>
      <text:p text:style-name="P8">3马克思、恩格斯和党的建设</text:p>
      <text:p text:style-name="P8">4列宁与新型政党建设</text:p>
      <text:p text:style-name="P8">5毛泽东与半封建半殖民地国家党的建设。</text:p>
      <text:p text:style-name="P8">关于党的建设</text:p>
      <text:p text:style-name="P8">总结100年工人阶级斗争和世界革命的经验，毛泽东主席*在1948年写道：</text:p>
      <text:p text:style-name="P8"/>
      <text:p text:style-name="P8">“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8"/>
      <text:p text:style-name="P8">在这里，我们浓缩了党的问题；它的必要性和作为新型政党的建设，它建立并为世界革命和每个国家提供准确的方向，因为它为工人阶级及其解放而发挥作用。</text:p>
      <text:p text:style-name="P8"/>
      <text:p text:style-name="P8">需要考虑三个问题：</text:p>
      <text:p text:style-name="P8"/>
      <text:p text:style-name="P8">1）党的必要性，即为工人阶级夺取政权的问题；</text:p>
      <text:p text:style-name="P8"/>
      <text:p text:style-name="P8">2）党的建设，这是在半封建半殖民地国家建设党的问题，在这个国家，工人阶级，而且只有它通过自己的党，才能领导民主民族革命；和</text:p>
      <text:p text:style-name="P8"/>
      <text:p text:style-name="P8">3）内部斗争，即党在两条路线的斗争中发展自己的问题，是维持党的团结和凝聚力的斗争。</text:p>
      <text:p text:style-name="P8"/>
      <text:p text:style-name="P8">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p text:style-name="P8">马克思主义与党的建设</text:p>
      <text:p text:style-name="P8">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8"/>
      <text:p text:style-name="P8">马克思、恩格斯和党的建设</text:p>
      <text:p text:style-name="P8">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8"><text:soft-page-break/>“在反对有产阶级的联合力量的斗争中，无产阶级不能作为一个阶级行动，除非它把自己组织成一个与有产阶级建立的所有旧政党截然不同的政党。”</text:p>
      <text:p text:style-name="P8"/>
      <text:p text:style-name="P8">“将无产阶级组织成一个政党对于确保社会革命的胜利及其最终目标：消灭阶级……是必不可少的。”</text:p>
      <text:p text:style-name="P8"/>
      <text:p text:style-name="P8">“鉴于土地和资本的领主总是利用他们的政治特权来捍卫和延续他们的经济垄断并征服劳工，夺取政权已成为无产阶级的重大职责。” （马克思和恩格斯，全集，第23卷，第243页）</text:p>
      <text:p text:style-name="P8"/>
      <text:p text:style-name="P8">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8">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8">“为了确保革命的成功，思想和行动的统一是必要的。国际的成员试图通过宣传、讨论和组织来建立这种统一……”</text:p>
      <text:p text:style-name="P8"/>
      <text:p text:style-name="P8">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8">“虽然在德国，（资产阶级）民主革命尚未完成，但马克思将所有注意力集中在他所谓的社会主义无产阶级推动农民民主能量的策略上。”</text:p>
      <text:p text:style-name="P8"/>
      <text:p text:style-name="P8">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8">“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text:soft-page-break/></text:p>
      <text:p text:style-name="P8">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text:soft-page-break/>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text:soft-page-break/>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text:soft-page-break/></text:p>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p>
      <text:p text:style-name="P8"/>
      <text:p text:style-name="P8">——————————</text:p>
      <text:p text:style-name="P8">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8"/>
      <text:p text:style-name="P8">为了重回马里亚特吉的道路上，PCP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我们不会马上争取农民，首先我们要建立大面积的根据地，并以此为基础发展人民战争。武装部队。在这些根据地，人民政权崛起，进行土地改革。根据地问题是发展人民战争的根本问题。</text:p>
      <text:p text:style-name="P8"><text:soft-page-break/></text:p>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PCP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text:soft-page-break/></text:p>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text:soft-page-break/>“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text:soft-page-break/>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text:soft-page-break/></text:p>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text:soft-page-break/></text:p>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text:soft-page-break/></text:p>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text:soft-page-break/>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text:soft-page-break/>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text:soft-page-break/>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text:soft-page-break/></text:p>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text:soft-page-break/>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text:soft-page-break/></text:p>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text:soft-page-break/>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text:soft-page-break/></text:p>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text:soft-page-break/>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text:soft-page-break/>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8"/>
      <text:p text:style-name="P8"><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PCP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PCP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text:soft-page-break/></text:p>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text:soft-page-break/></text:p>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text:soft-page-break/></text:p>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p>
      <text:p text:style-name="P8">1985- 不要投票！而是扩大游击战，为民夺权！</text:p>
      <text:p text:style-name="P8">“加强人民委员会，发展根据地，建设新民主主义人民共和国”。- 秘鲁共产党 (PCP)。</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text:soft-page-break/>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text:soft-page-break/></text:p>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8"/>
      <text:p text:style-name="P8">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text:soft-page-break/></text:p>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PCP - 中央委员会 - 秘鲁，1986年</text:p>
      <text:p text:style-name="P8"/>
      <text:p text:style-name="P8">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text:soft-page-break/></text:p>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soft-page-break/>——————————</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text:soft-page-break/>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text:soft-page-break/></text:p>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text:soft-page-break/></text:p>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text:soft-page-break/></text:p>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PCP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PCP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text:soft-page-break/></text:p>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text:soft-page-break/></text:p>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text:soft-page-break/>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text:soft-page-break/></text:p>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text:soft-page-break/>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text:soft-page-break/>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text:soft-page-break/></text:p>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text:soft-page-break/>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text:soft-page-break/></text:p>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text:soft-page-break/></text:p>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text:soft-page-break/></text:p>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ext:soft-page-break/>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text:soft-page-break/></text:p>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text:soft-page-break/></text:p>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text:soft-page-break/>“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text:soft-page-break/></text:p>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text:soft-page-break/></text:p>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text:soft-page-break/>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text:soft-page-break/>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soft-page-break/>——————————</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58"><text:span text:style-name="T144">除非另有声明，本书内容采用</text:span><text:a xlink:type="simple" xlink:href="https://www.gnu.org/copyleft/fdl.html" text:style-name="Internet_20_link" text:visited-style-name="Visited_20_Internet_20_Link"><text:span text:style-name="T144">GNU自由文档许可证1.3或更高版本</text:span></text:a><text:span text:style-name="T144">授权。</text:span></text:p>
      <text:p text:style-name="P121"/>
      <text:p text:style-name="P121"><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22"><text:span text:style-name="T144">Copyright © 2000, 2001, 2002, 2007, 2008 Free Software Foundation, Inc. &lt;</text:span><text:a xlink:type="simple" xlink:href="https://fsf.org/" text:style-name="Internet_20_link" text:visited-style-name="Visited_20_Internet_20_Link"><text:span text:style-name="T144">https://fsf.org/</text:span></text:a><text:span text:style-name="T144">&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6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6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60">C. State on the Title page the name of the publisher of the Modified Version, as the publisher. </text:p>
        </text:list-item>
        <text:list-item>
          <text:p text:style-name="P160">D. Preserve all the copyright notices of the Document. </text:p>
        </text:list-item>
        <text:list-item>
          <text:p text:style-name="P160">E. Add an appropriate copyright notice for your modifications adjacent to the other copyright notices. </text:p>
        </text:list-item>
        <text:list-item>
          <text:p text:style-name="P160">F. Include, immediately after the copyright notices, a license notice giving the public permission to use the Modified Version under the terms of this License, in the form shown in the Addendum below. </text:p>
        </text:list-item>
        <text:list-item>
          <text:p text:style-name="P160">G. Preserve in that license notice the full lists of Invariant Sections and required Cover Texts given in the Document's license notice. </text:p>
        </text:list-item>
        <text:list-item>
          <text:p text:style-name="P160">H. Include an unaltered copy of this License. </text:p>
        </text:list-item>
        <text:list-item>
          <text:p text:style-name="P16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6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60">K. For any section Entitled "Acknowledgements" or "Dedications", Preserve the Title of the section, and preserve in the section all the substance and tone of each of the contributor acknowledgements and/or dedications given therein. </text:p>
        </text:list-item>
        <text:list-item>
          <text:p text:style-name="P160">L. Preserve all the Invariant Sections of the Document, unaltered in their text and in their titles. Section numbers or the equivalent are not considered part of the section titles. </text:p>
        </text:list-item>
        <text:list-item>
          <text:p text:style-name="P160">M. Delete any section Entitled "Endorsements". Such a section may not be included in the Modified Version. </text:p>
        </text:list-item>
        <text:list-item>
          <text:p text:style-name="P160">N. Do not retitle any existing section to be Entitled "Endorsements" or to conflict in title with any Invariant Section. </text:p>
        </text:list-item>
        <text:list-item>
          <text:p text:style-name="P159"><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20"><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20"><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30T01:04:23.070685562</dc:date>
    <meta:editing-duration>P1DT21H15M38S</meta:editing-duration>
    <meta:editing-cycles>610</meta:editing-cycles>
    <meta:generator>LibreOffice/7.5.1.2$Linux_X86_64 LibreOffice_project/fcbaee479e84c6cd81291587d2ee68cba099e129</meta:generator>
    <meta:document-statistic meta:table-count="0" meta:image-count="3" meta:object-count="1" meta:page-count="214" meta:paragraph-count="2429" meta:word-count="279869" meta:character-count="310404" meta:non-whitespace-character-count="304559"/>
  </office:meta>
</office:document-meta>
</file>

<file path=Object 1/content.xml><?xml version="1.0" encoding="utf-8"?>
<math xmlns="http://www.w3.org/1998/Math/MathML" display="block">
  <semantics>
    <mfrac>
      <mn>8</mn>
      <mn>27</mn>
    </mfrac>
    <annotation encoding="StarMath 5.0">{8} over {27} </annotation>
  </semantics>
</math>
</file>